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C800000088F8BD2F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2.857cm" svg:height="1.334cm" svg:x="1.27cm" svg:y="1.81cm">
          <text:p text:style-name="P1"><text:span text:style-name="T1">SolidMechanics -&gt; TensorMechanics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9.759cm" svg:x="1.27cm" svg:y="3.077cm">
          <text:list text:style-name="L2">
            <text:list-item>
              <text:p text:style-name="P1"><text:span text:style-name="T2">Checking TM tests and materials and comparing to SM</text:span></text:p>
            </text:list-item>
            <text:list-item>
              <text:p text:style-name="P1"><text:span text:style-name="T2">2D-RZ_finiteStrain_test.i : fixed PressureTM BC, updated dt to allow &gt;1 time step</text:span></text:p>
            </text:list-item>
            <text:list-item>
              <text:p text:style-name="P1"><text:span text:style-name="T2">2D-RZ_finiteStrain_resid.i : added save_in_disp aux-variables</text:span></text:p>
            </text:list-item>
            <text:list-item>
              <text:p text:style-name="P1"><text:span text:style-name="T2">TM/j2_plasticity/hard1.i <text:s/>VS <text:s/>SM/LinearStrainHardening_test.i</text:span></text:p>
              <text:list>
                <text:list-item>
                  <text:p text:style-name="P1"><text:span text:style-name="T2">Checked results and compared run time for different size generated mes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7.613cm" svg:height="0.978cm" svg:x="0.172cm" svg:y="0.159cm">
          <text:p text:style-name="P1"><text:span text:style-name="T3">Task/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7.613cm" svg:height="0.978cm" svg:x="17.654cm" svg:y="0.159cm">
          <text:p text:style-name="P4"><text:span text:style-name="T3">Funding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584cm" svg:height="7.057cm" svg:x="1.778cm" svg:y="6.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0.794cm" svg:height="7.112cm" svg:x="14.178cm" svg:y="6.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6d7a8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2cc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7cm" svg:height="1.74cm" svg:x="1.27cm" svg:y="1.60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9.759cm" svg:x="1.27cm" svg:y="3.07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3" draw:layer="backgroundobjects" svg:width="7.684cm" svg:height="1.034cm" svg:x="0.121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3" draw:layer="backgroundobjects" svg:width="7.684cm" svg:height="1.034cm" svg:x="17.583cm" svg:y="0.0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3" draw:layer="backgroundobjects" svg:width="7.563cm" svg:height="1.034cm" svg:x="0.157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3" draw:layer="backgroundobjects" svg:width="7.563cm" svg:height="0.974cm" svg:x="17.642cm" svg:y="0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26T16:48:08.180231951</dc:date>
    <dc:creator>Rachel Waxman</dc:creator>
    <meta:generator>LibreOffice/4.2.8.2$Linux_X86_64 LibreOffice_project/420m0$Build-2</meta:generator>
    <meta:editing-duration>PT2M16S</meta:editing-duration>
    <meta:editing-cycles>5</meta:editing-cycles>
    <meta:document-statistic meta:object-count="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false" chart:minimum="0" chart:maximum="0.001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5cm" svg:height="7.058cm" xlink:href="." xlink:type="simple" chart:class="chart:scatter" chart:style-name="ch1">
        <chart:title svg:x="4.17cm" svg:y="0.074cm" chart:style-name="ch2">
          <text:p>stress zz vs strain zz</text:p>
        </chart:title>
        <chart:subtitle svg:x="5.362cm" svg:y="0.524cm" chart:style-name="ch3">
          <text:p>1x1x1</text:p>
        </chart:subtitle>
        <chart:legend chart:legend-position="end" svg:x="9.712cm" svg:y="2.981cm" style:legend-expansion="high" chart:style-name="ch4"/>
        <chart:plot-area chart:style-name="ch5" chart:data-source-has-labels="both" svg:x="0.473cm" svg:y="0.878cm" svg:width="9.988cm" svg:height="5.796cm">
          <chartooo:coordinate-region svg:x="1.28cm" svg:y="1.077cm" svg:width="9.181cm" svg:height="4.95cm"/>
          <chart:axis chart:dimension="x" chart:name="primary-x" chart:style-name="ch6" chartooo:axis-type="auto">
            <chart:title svg:x="5.219cm" svg:y="6.496cm" chart:style-name="ch7">
              <text:p>strain zz</text:p>
            </chart:title>
            <chart:categories table:cell-range-address="local-table.$A$2:.$A$14"/>
          </chart:axis>
          <chart:axis chart:dimension="y" chart:name="primary-y" chart:style-name="ch8">
            <chart:title svg:x="0cm" svg:y="4.258cm" chart:style-name="ch9">
              <text:p>stress zz</text:p>
            </chart:title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M</text:p>
              </table:table-cell>
              <table:table-cell office:value-type="string">
                <text:p/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65277314798">
                <text:p>0.00016665277314798</text:p>
              </table:table-cell>
              <table:table-cell office:value-type="float" office:value="34.997082361051">
                <text:p>34.99708236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332777777778">
                <text:p>0.0003332777777778</text:p>
              </table:table-cell>
              <table:table-cell office:value-type="float" office:value="69.988333333325">
                <text:p>69.988333333325</text:p>
              </table:table-cell>
              <table:table-cell office:value-type="float" office:value="0.00016665277315105">
                <text:p>0.00016665277315105</text:p>
              </table:table-cell>
              <table:table-cell office:value-type="float" office:value="34.997074362304">
                <text:p>34.997074362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9987502314199">
                <text:p>0.00049987502314199</text:p>
              </table:table-cell>
              <table:table-cell office:value-type="float" office:value="104.97375485988">
                <text:p>104.97375485988</text:p>
              </table:table-cell>
              <table:table-cell office:value-type="float" office:value="0.00033327777778374">
                <text:p>0.00033327777778374</text:p>
              </table:table-cell>
              <table:table-cell office:value-type="float" office:value="69.988317337167">
                <text:p>69.988317337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6644451848775">
                <text:p>0.00066644451848775</text:p>
              </table:table-cell>
              <table:table-cell office:value-type="float" office:value="139.95334888249">
                <text:p>139.95334888249</text:p>
              </table:table-cell>
              <table:table-cell office:value-type="float" office:value="0.00041657987210872">
                <text:p>0.00041657987210872</text:p>
              </table:table-cell>
              <table:table-cell office:value-type="float" office:value="87.481753147006">
                <text:p>87.481753147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329862730585">
                <text:p>0.0008329862730585</text:p>
              </table:table-cell>
              <table:table-cell office:value-type="float" office:value="174.92711734234">
                <text:p>174.92711734234</text:p>
              </table:table-cell>
              <table:table-cell office:value-type="float" office:value="0.00058316324131109">
                <text:p>0.00058316324131109</text:p>
              </table:table-cell>
              <table:table-cell office:value-type="float" office:value="122.46425268346">
                <text:p>122.46425268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9950029609279">
                <text:p>0.00099950029609279</text:p>
              </table:table-cell>
              <table:table-cell office:value-type="float" office:value="209.89506217953">
                <text:p>209.89506217953</text:p>
              </table:table-cell>
              <table:table-cell office:value-type="float" office:value="0.00074971886511739">
                <text:p>0.00074971886511739</text:p>
              </table:table-cell>
              <table:table-cell office:value-type="float" office:value="157.44092568816">
                <text:p>157.44092568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659865968242">
                <text:p>0.0011659865968242</text:p>
              </table:table-cell>
              <table:table-cell office:value-type="float" office:value="240.00000000007">
                <text:p>240.00000000007</text:p>
              </table:table-cell>
              <table:table-cell office:value-type="float" office:value="0.00091624675276863">
                <text:p>0.00091624675276863</text:p>
              </table:table-cell>
              <table:table-cell office:value-type="float" office:value="192.4117741015">
                <text:p>192.4117741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324451844822">
                <text:p>0.0013324451844822</text:p>
              </table:table-cell>
              <table:table-cell office:value-type="float" office:value="239.99999999989">
                <text:p>239.99999999989</text:p>
              </table:table-cell>
              <table:table-cell office:value-type="float" office:value="0.0010827469135005">
                <text:p>0.0010827469135005</text:p>
              </table:table-cell>
              <table:table-cell office:value-type="float" office:value="227.37679986317">
                <text:p>227.3767998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988760682913">
                <text:p>0.0014988760682913</text:p>
              </table:table-cell>
              <table:table-cell office:value-type="float" office:value="239.99999999996">
                <text:p>239.99999999996</text:p>
              </table:table-cell>
              <table:table-cell office:value-type="float" office:value="0.0012492193565448">
                <text:p>0.0012492193565448</text:p>
              </table:table-cell>
              <table:table-cell office:value-type="float" office:value="239.99999999997">
                <text:p>239.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652792574715">
                <text:p>0.0016652792574715</text:p>
              </table:table-cell>
              <table:table-cell office:value-type="float" office:value="240.00000000013">
                <text:p>240.00000000013</text:p>
              </table:table-cell>
              <table:table-cell office:value-type="float" office:value="0.0014156640911285">
                <text:p>0.0014156640911285</text:p>
              </table:table-cell>
              <table:table-cell office:value-type="float" office:value="239.99999999996">
                <text:p>239.99999999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820811264741">
                <text:p>0.0015820811264741</text:p>
              </table:table-cell>
              <table:table-cell office:value-type="float" office:value="240.00000000006">
                <text:p>240.0000000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52792621162">
                <text:p>0.0016652792621162</text:p>
              </table:table-cell>
              <table:table-cell office:value-type="float" office:value="239.99999999999">
                <text:p>239.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95cm" svg:height="7.113cm" xlink:href="." xlink:type="simple" chart:class="chart:bar" chart:style-name="ch1">
        <chart:title svg:x="4.7cm" svg:y="0.121cm" chart:style-name="ch2">
          <text:p>Alive time</text:p>
        </chart:title>
        <chart:legend chart:legend-position="end" svg:x="9.114cm" svg:y="2.759cm" style:legend-expansion="high" chart:style-name="ch3"/>
        <chart:plot-area chart:style-name="ch4" chart:data-source-has-labels="both" svg:x="0.165cm" svg:y="0.554cm" svg:width="9.383cm" svg:height="6.476cm">
          <chartooo:coordinate-region svg:x="0.972cm" svg:y="0.753cm" svg:width="8.576cm" svg:height="5.63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title svg:x="0cm" svg:y="4.241cm" chart:style-name="ch7">
              <text:p>time (s)</text:p>
            </chart:title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</text:p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x1x1</text:p>
              </table:table-cell>
              <table:table-cell office:value-type="float" office:value="0.139321">
                <text:p>0.139321</text:p>
              </table:table-cell>
              <table:table-cell office:value-type="float" office:value="0.330473">
                <text:p>0.330473</text:p>
              </table:table-cell>
            </table:table-row>
            <table:table-row>
              <table:table-cell office:value-type="string">
                <text:p>2x2x2</text:p>
              </table:table-cell>
              <table:table-cell office:value-type="float" office:value="0.689328">
                <text:p>0.689328</text:p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string">
                <text:p>4x4x4</text:p>
              </table:table-cell>
              <table:table-cell office:value-type="float" office:value="5.57111">
                <text:p>5.57111</text:p>
              </table:table-cell>
              <table:table-cell office:value-type="float" office:value="34.2134">
                <text:p>34.2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